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1c9b" officeooo:paragraph-rsid="00191c9b"/>
    </style:style>
    <style:style style:name="P2" style:family="paragraph" style:parent-style-name="Standard">
      <style:text-properties officeooo:rsid="00191c9b" officeooo:paragraph-rsid="00191c9b"/>
    </style:style>
    <style:style style:name="P3" style:family="paragraph" style:parent-style-name="Standard">
      <style:text-properties officeooo:rsid="001cf2d0" officeooo:paragraph-rsid="001cf2d0"/>
    </style:style>
    <style:style style:name="P4" style:family="paragraph" style:parent-style-name="Standard">
      <style:text-properties officeooo:rsid="001daae1" officeooo:paragraph-rsid="001daae1"/>
    </style:style>
    <style:style style:name="T1" style:family="text">
      <style:text-properties officeooo:rsid="001b7a4e"/>
    </style:style>
    <style:style style:name="T2" style:family="text">
      <style:text-properties officeooo:rsid="001da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:</text:p>
      <text:p text:style-name="P1"/>
      <text:p text:style-name="P1"><text:span text:style-name="T1">Day </text:span>1. What are the different data type you have used in assignment 1 ?</text:p>
      <text:p text:style-name="P1"/>
      <text:p text:style-name="P1">What are the significance of NULL values in oracle.</text:p>
      <text:p text:style-name="P1"/>
      <text:p text:style-name="P1"/>
      <text:p text:style-name="P1"/>
      <text:p text:style-name="P1"><text:span text:style-name="T1">Day </text:span>2. Identify DDL and DML statements used?</text:p>
      <text:p text:style-name="P1"/>
      <text:p text:style-name="P1">Differentiate between char and varchar.</text:p>
      <text:p text:style-name="P1"/>
      <text:p text:style-name="P1">Why primary key is required in a table?</text:p>
      <text:p text:style-name="P1"/>
      <text:p text:style-name="P3">Day3. What is foreign key? </text:p>
      <text:p text:style-name="P3">Illustrate the advantage of using foreign key during table creation</text:p>
      <text:p text:style-name="P3"/>
      <text:p text:style-name="P3">Day4: <text:span text:style-name="T2">What are the difference between join and cartesian product?</text:span></text:p>
      <text:p text:style-name="P4">Illustrate with example. </text:p>
      <text:p text:style-name="P4"/>
      <text:p text:style-name="P4">Day5: Illustrate the use of HAVING clause with example.</text:p>
      <text:p text:style-name="P4"/>
      <text:p text:style-name="P4">Day6: Write the conditions for INSERT, UPDATE, DELETE in a VIEW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1:11:35.870396181</meta:creation-date>
    <dc:date>2019-03-27T12:55:45.382626687</dc:date>
    <meta:editing-duration>PT7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94" meta:character-count="556" meta:non-whitespace-character-count="472"/>
  </office:meta>
</office:document-meta>
</file>